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text:soft-page-break/>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Santa's Pissed - Motionless in White (5 severed ADHD med isomers)</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that until right after I quit my ADHD medication. <text:s/>I was losing my mind, and when she told me that, I remember feeling a flash of shock and wonder. <text:s/>I told her I forgave her in the same little conversation that took place in about two minutes when I was sitting in front of the living room TV and she was in the doorway betwixt the kitchen, hallway, and living room. <text:s/></text:p>
      <text:p text:style-name="Standard"><text:soft-page-break/>There are lots of cool details in that movie. <text:s/>It's very well written and produced from start to finish. <text:s/>I'm certain a very intelligent military <text:s/>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text:p>
      <text:p text:style-name="Standard">The blue air wires (cholinergic?)</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3T16:25:04.175000000</dc:date>
    <meta:editing-duration>PT45S</meta:editing-duration>
    <meta:editing-cycles>1</meta:editing-cycles>
    <meta:document-statistic meta:table-count="0" meta:image-count="0" meta:object-count="0" meta:page-count="175" meta:paragraph-count="2266" meta:word-count="112654" meta:character-count="621681" meta:non-whitespace-character-count="503126"/>
    <meta:generator>LibreOffice/7.2.1.2$Windows_X86_64 LibreOffice_project/87b77fad49947c1441b67c559c339af8f3517e22</meta:generator>
  </office:meta>
</office:document-meta>
</file>